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ec64b" officeooo:paragraph-rsid="000ec64b"/>
    </style:style>
    <style:style style:name="P2" style:family="paragraph" style:parent-style-name="Standard">
      <style:text-properties officeooo:paragraph-rsid="000ec64b"/>
    </style:style>
    <style:style style:name="P3" style:family="paragraph" style:parent-style-name="Standard">
      <style:text-properties fo:font-weight="bold" officeooo:paragraph-rsid="000ec64b" style:font-weight-asian="bold" style:font-weight-complex="bold"/>
    </style:style>
    <style:style style:name="P4" style:family="paragraph" style:parent-style-name="Standard">
      <style:text-properties fo:font-weight="bold" officeooo:rsid="000ec64b" officeooo:paragraph-rsid="000ec64b" style:font-weight-asian="bold" style:font-weight-complex="bold"/>
    </style:style>
    <style:style style:name="P5" style:family="paragraph" style:parent-style-name="Standard">
      <style:text-properties fo:font-weight="bold" officeooo:paragraph-rsid="000ec64b" style:font-weight-asian="bold" style:font-weight-complex="bold"/>
    </style:style>
    <style:style style:name="P6" style:family="paragraph" style:parent-style-name="Standard">
      <style:text-properties fo:font-weight="normal" officeooo:rsid="00108a07" officeooo:paragraph-rsid="00108a07" style:font-weight-asian="normal" style:font-weight-complex="normal"/>
    </style:style>
    <style:style style:name="P7" style:family="paragraph" style:parent-style-name="Standard">
      <style:text-properties fo:font-weight="normal" officeooo:paragraph-rsid="000ec64b" style:font-weight-asian="normal" style:font-weight-complex="normal"/>
    </style:style>
    <style:style style:name="P8" style:family="paragraph" style:parent-style-name="Standard">
      <style:text-properties officeooo:rsid="000ec64b" officeooo:paragraph-rsid="000ec64b"/>
    </style:style>
    <style:style style:name="T1" style:family="text">
      <style:text-properties officeooo:rsid="000ec64b"/>
    </style:style>
    <style:style style:name="T2" style:family="text">
      <style:text-properties officeooo:rsid="000ff851"/>
    </style:style>
    <style:style style:name="T3" style:family="text">
      <style:text-properties officeooo:rsid="0010595a"/>
    </style:style>
    <style:style style:name="T4" style:family="text">
      <style:text-properties officeooo:rsid="00108a07"/>
    </style:style>
    <style:style style:name="T5" style:family="text">
      <style:text-properties officeooo:rsid="0013876d"/>
    </style:style>
    <style:style style:name="T6" style:family="text">
      <style:text-properties officeooo:rsid="001439c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fgabe Virtualisierungen:</text:p>
      <text:p text:style-name="P1"/>
      <text:p text:style-name="P4">1.) Erläutern Sie den Begriff „virtuelle Maschine“:</text:p>
      <text:p text:style-name="P4"/>
      <text:p text:style-name="P6">Die physikalische Hardware wird durch Digitalisierungssoftware in mindestens ein extra virtuelles System aufgeteilt. Sie ist also ein nicht physisches Computersystem, das auf einem physischen Host ausgeführt wird. (Also ein virtueller PC in einem physischen PC, der einen Teil der Hardware zugewiesen bekommt)</text:p>
      <text:p text:style-name="P1"/>
      <text:p text:style-name="P1"/>
      <text:p text:style-name="P1"/>
      <text:p text:style-name="P3"><text:span text:style-name="T1">2.) </text:span>Nennen und begründen Sie vier Vorteile, die sich durch eine Umstellung auf virtuelle Maschinen ergeben würden:</text:p>
      <text:p text:style-name="P2"/>
      <text:p text:style-name="P1">- Bessere Nutzung bestehender Hardware, da man die Komponenten bis zum Limit auslasten kann</text:p>
      <text:p text:style-name="P1">- Durch Snapshots (Speichern eines Systemzustandes) ermöglicht einfache Datensicherung (Backup)</text:p>
      <text:p text:style-name="P1">- Man kann VMs live migrieren =&gt; im laufenden Betrieb den <text:span text:style-name="T2">Host wechseln </text:span></text:p>
      <text:p text:style-name="P1">- Einsparung von Stromkosten, Kühlleistung, Platz, Hardware =&gt; Geld, <text:span text:style-name="T2">da man nur einen physischen PC braucht</text:span></text:p>
      <text:p text:style-name="P2"/>
      <text:p text:style-name="P2"/>
      <text:p text:style-name="P2"/>
      <text:p text:style-name="P3">3.) Beschreiben Sie zwei Kritikpunkte, die Sie gegen die geplante Umstellung anbringen würden:</text:p>
      <text:p text:style-name="P2"/>
      <text:p text:style-name="P2">- <text:span text:style-name="T2">man benötigt das </text:span><text:span text:style-name="T3">K</text:span><text:span text:style-name="T2">now </text:span><text:span text:style-name="T3">H</text:span><text:span text:style-name="T2">ow, eine VM aufzusetzen</text:span></text:p>
      <text:p text:style-name="P2">- <text:span text:style-name="T2">Wenn der Host ausfällt, fallen alle VMs aus </text:span><text:span text:style-name="T5">SPOF (Single Point Of Failure)</text:span></text:p>
      <text:p text:style-name="P2"/>
      <text:p text:style-name="P2"/>
      <text:p text:style-name="P2"/>
      <text:p text:style-name="P3">4.) Legen Sie aus fachspezifischer Sicht der Softwareentwicklungsabteilung zwei Gründe dar, die für einen Einsatz von virtuellen Maschinen in Programmierumgebungen sprechen:</text:p>
      <text:p text:style-name="P3"/>
      <text:p text:style-name="P7">- <text:span text:style-name="T6">Für die Teamarbeit kann man sich schnell eine übereinstimmende Umgebung einrichten (clonen einer VM)</text:span></text:p>
      <text:p text:style-name="P7">-</text:p>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25T12:45:43.758000000</meta:creation-date>
    <dc:date>2021-01-25T14:39:10.070000000</dc:date>
    <meta:editing-duration>PT16M6S</meta:editing-duration>
    <meta:editing-cycles>3</meta:editing-cycles>
    <meta:generator>LibreOffice/7.0.4.2$Windows_X86_64 LibreOffice_project/dcf040e67528d9187c66b2379df5ea4407429775</meta:generator>
    <meta:document-statistic meta:table-count="0" meta:image-count="0" meta:object-count="0" meta:page-count="1" meta:paragraph-count="14" meta:word-count="194" meta:character-count="1359" meta:non-whitespace-character-count="1178"/>
  </office:meta>
</office:document-meta>
</file>